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9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de59"/>
    </style:style>
    <style:style style:name="ce20" style:family="table-cell" style:parent-style-name="Default">
      <style:table-cell-properties fo:background-color="#111111"/>
      <style:text-properties fo:color="#ffffff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row table:style-name="ro1">
          <table:table-cell table:style-name="ce1" office:value-type="string" calcext:value-type="string">
            <text:p>ANI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DIA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TITULO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T</text:p>
          </table:table-cell>
          <table:table-cell table:style-name="ce3" office:value-type="string" calcext:value-type="string">
            <text:p>DIALOGO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VER QUEHACE MI HER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 QUE NO LA OIGO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ICOS SON ESTOS HELADOS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0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0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QUE CACHIVACHE HE COMPRADO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0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0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0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0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EN EL CAMPO QUE ES LO MÍO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0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MI HERMANA..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DAR UN PASEO LARGO, MUY LARGO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0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E ME PASA HOY EN EL CAMPO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0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YA ESTAMOS OTRA VEZ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0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MBRE MÁS GUAPO HE CONOCIDO ESTA MAÑAN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0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– SERÁ MEJOR QUE EMIGRE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0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0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0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…! – ¡LES APUESTO A QUE ME MANDA A UN RECADI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0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A PATA! MIRA QUE IR A NAUFRAGAR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TENEMOS MUCHOS GASTOS ESTA SEMAN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0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MANDA MI HONOLABLE HEL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¡NADA! ¡QUÉ PEN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DDT3 0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0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¿NO OYES QUE LLAMAN A LA PUERTA? ¡NO VOY A IR A ABRIR Y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0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ME EL “D.D.T”. ANTES DE QUE ME LO PESQUE MI HERMAN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0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AY! ¡POBRECITA DE MI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0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VER SI LO SABE LEO ¡ES TAN LISTA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0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0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¿QUIERE ADQUIRIR UYN BUEN TERRENO, POR UN PRECIO DE VERDADERA GANGA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0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0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, LEO, ME VOY A ACAZAR PATABUS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0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SUCIA ESTÁ LA CASA! Y MI HERMANA LEYENDO COMO SIEMPRE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0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 Y UNA CARTA DE SU TIO SERAPIO, DESDE BOGOTÁ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0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ME VOY A DAR UN PASEITO POR EL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0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SU HERMANA DESDE EL EXTRANJER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0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0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0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LO CONSEGUÍ! ¡AL FI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0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HAS VISTO EL DICCIONARIO POR AHÍ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0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L CAMPO! ¡EL CAMPO ES COSA BUENA! ¡ES COSA MI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0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A, LEO, BUENOS DÍA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0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PASA, CLEO, ESTA ES CLE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0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, LA, LA, LA! - ¡AHI VAA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, LA, LA…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LATA! ¡SOY LA CENICIENTEA DEL “DDT”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0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0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COMENZAR A ESCRIBIR MI DIARIO, SI, SEÑOR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0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HERMENEGILDA? - ¡AL CAMPO, SIMPÁTICO PAJARRAC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0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F! ¡VENGO HECHA PURÉ! QUÉ SED TENGO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0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CÚ, CÚ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0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ENEEGIIILDAAA………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0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E, PASE, SEÑORA BARONESA, ESTÁ USTED EN SU CAS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0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0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INI-ABURRIDA ESTOY! ¡CARAMB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STA LUEGO, CHATUNGA, VOY A DAR UN PASEITO POR EL CAMP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DT3 0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NOVEDAD! ¡NO TE PIERDAS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0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QUE DICE HOY MI HOROSCOP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0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POCO EL PERIÓDICO…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0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ANTAR ÓPER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0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TÁS SEGURA QUE QUIERES ES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0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…? – VOY A VER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0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0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A ROSI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0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LUEGO TE LLAMARÉ OTRA VEZ, PILUCHI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DT3 0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DAR UNA VUELTA POR EL CAMPO - ¡BUEN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0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UY PREOCUPADA CON LO QUE ME SUCEDE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0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- ¿QUÉ QUIERES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0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EBA GASEOSA, “LA REMONDA”! “SOPA PEPITA”. LA QUE MÁS PI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0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0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OLA! <text:s/>¡VAYA NOTICIÓ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0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0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MARGARITA. LA POBRE ESTÁ CADA DÍA MÁS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0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0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0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0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 ¿POR QUÉ NO NOS VAMOS DE VACACIONES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ÁS ME GUSTA LEER DEL “DDT” ES LA “GILDA”. ¡A LA GORDA LE PASA CADA COSA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QUIERO QUE VAYAS AL CAMPO TANTAS VECES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DT3 0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. SOY EL CARTERO Y TRAIGO UNA CART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0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0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0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Y ME VOY A TOMAR UN VERMUTH CON ACEITUNAS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0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SE ENCIENDE UN CIGARRILLO) – NO HAY NADA COMO UN CIGARRILLO DESPUÉS DE COMER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0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0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POR EL CAMPO. – MUY BIEN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0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0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… Y LA GANADORA DEL “PREMIO DEDAL” SE LLEVA VEINTE MIL PESETAS POR SU NOVEL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DT3 0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 MOSQUITO) - ¡YA LO PILLÉ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0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ZZZZZ - ¡HERMENEGILDAAAA! - ¡YA ESTÁ ESTA PELMAZA MOLESTAN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0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YA, SE ME HA ESCAPADO EL OVILLITO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0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, GASTAMOS MÁS QUE UN REGIMIEN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0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099</text:p>
          </table:table-cell>
          <table:table-cell table:style-name="ce20" office:value-type="string" calcext:value-type="string">
            <text:p>NO LLEVA HISTORIETA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0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1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DT3 1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HAY UNA NOTA EN LA PUERTA DEL PIS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1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1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1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A, QUÉ RISA! – A VECES, LAS PERSONAS NO RECUERDAN QUIENES SON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ÍA GANAS DE DAR UN PASEITO, QUÉ CARAMB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AS MOSCAS ME VAN A COMER VIV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1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 SEÑORITA GILDA, LA MÁS GORD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1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1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1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1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1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1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NO ME DEJA SALIR DE CASA.. ¡PERO YO SALDRÉ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ES UNA “ABUSONA”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ABURRO SIN HACER NADA! - ¡SI POR LO MENOS TUVIERA UN APUR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TE VEO MUY ABATIDA.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TAN HORRIBLE! ¡TENGO LOS PELOS DE PUNT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SERÁ HOY…? - ¡VAYA! PERO SI ESTA NOCHE ES NOCHE BUEN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E VOY A DIVERTIR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REMIADO EL 1,717, CON DOS MILLONES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ITA! – VOY A SENTARME UN RATO A LEER EL DIARIO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DT3 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1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A MAÑANA! ¡TRALARA-LA-L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RANQUILIDAD REINA EN LA CASA! VOY A LEER UN RATO EL DIARI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¡VEN AQUÍ EN EL ACT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1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MI HOMBRE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40</text:p>
          </table:table-cell>
          <table:table-cell table:style-name="ce20" office:value-type="string" calcext:value-type="string">
            <text:p>NO LLEVA HISTORIETA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0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AÑANA HACE! ¡QUÉ MAÑAN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RING! ? – BUENOS DÍAS, AQUÍ TRAIGO ESTE PAQUETITO CERTIFICADO PARA USTED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1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1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ME HA DEJADO SOLA MI HERMANA. ¡QUÉ RABI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1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1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HE HECHO UN NEGOCIO DE AÚP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1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QUÉ MAÑANA PARA IR DE CAMPO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14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LAS DE LÓPEZ, A VER SI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Y A CONTINUACIÓN ESCUCHARÁN USTEDES LAS ÚLTIMAS NOTICIAS DEL DÍA”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ES LO QUE YO HAGO MÁS A GUSTO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ESTA MÁS ESTUPEN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ESTÁ MAL ESTE LIBRITO QUE ME HE COMPRAD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15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15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HE LLEGADO, REINA DE LA CASA, CU-CÚ...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¡Y COMO YO NO SOY NADIE, LO AGUANTO MENOS QUE QUIÉN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 DÍA HACE! ¿QUIERES QUE DEMOS UN PASEO POR EL CAMPO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QUEDADO SOLA EN CASA Y ESTOY MÁS ABURRID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, CÚ! YA ESTOY AQUÍ REIN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ABURRIDA ESTOY! SI TUVIERA DINERO ME IRÍA AL CINE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YA HA TERMINADO EL VERAN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, QUE NO SE LA OYE BERREAR…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STOY HART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ÁN LLAMANDO – VOY A VER QUIÉN ES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LO ESTOY PASANDO EN CASA…! - ¡QUÉ BIEN LO HE PASADO EN EL TEATRO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175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Y QUE VER! ¡CADA DÍA ESTÁ MEJOR EL D.D.T.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, VOLAN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BELLO CAMPO! - ¡TAN BONITO…! - ¡TAN CAMP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CÓMO ESTÁ LA COMI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QUÉ PAZ Y QUÉ TRANQUILIDAD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18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184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85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8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8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88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NUDO DÍA DE FREGOTEO ME HE ATIZADO HOY! ¡ESTOY ROT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IDADO CON EL ABISMO – ESO ESTÁ MUY BIEN…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190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TÁ TODO Y QUÉ HERMOSO DÍA DE SOL HACE PARA IR DE CAMPO, QUE ES LO MÍ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OMO ESTÁ HOY MI “GENOVEVA”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192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 EN ESTA ISLA SOLITARI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 A VER SI ME ENCUENTRO ALGO POR AQUÍ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1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NUDA CARTA! VOY A ENSEÑÁRSELA A LEOVIGILDA PARA QUE DISFRUTE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TRA VEZ ESTA LA CASA SIN ARREGLAR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ES SE LO CONSULTARÉ A MI HERMAN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Y! QUÉ NOTICIA TAN ESTUPENDA VIENE AQUÍ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1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O DÍA HACE HOY PARA IR A LA MONTAÑA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¿NO HAY NADIE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01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 CAMPERO Y CASCABELERO…! ¡OH! ¡O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202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SENSACIONAL ES EL CAMPO! ¡AH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203</text:p>
          </table:table-cell>
          <table:table-cell office:value-type="string" calcext:value-type="string">
            <text:p>¡VENGA MADERA!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QUÉ BONITO ES EL CAMPO! - ¡ANDA, QUÉ RARO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205</text:p>
          </table:table-cell>
          <table:table-cell office:value-type="string" calcext:value-type="string">
            <text:p>OTRA VEZ EN EL CAMP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 CAMPERO! - ¡QUÉ BELLO ES EL CAMPO…! ¡QUÉ LIND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20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07</text:p>
          </table:table-cell>
          <table:table-cell office:value-type="string" calcext:value-type="string">
            <text:p>EL SAPO ENCANTAD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É BONITO ES EL CAMPO - ¡OH, QUÉ BONITO ES EL EC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08</text:p>
          </table:table-cell>
          <table:table-cell office:value-type="string" calcext:value-type="string">
            <text:p>UN CASO DE DESPIS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AAAAAAAAAAAAAAAA! - ¡YA VOY! ¡YA VOY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09</text:p>
          </table:table-cell>
          <table:table-cell office:value-type="string" calcext:value-type="string">
            <text:p>LA CAJITA MISTERIO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ADIE POR AQUÍ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10</text:p>
          </table:table-cell>
          <table:table-cell office:value-type="string" calcext:value-type="string">
            <text:p>LA EXTRAÑA TA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ES, COMO TE DECÍA, ESTE ES EL PISITO DONDE VIVO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21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212</text:p>
          </table:table-cell>
          <table:table-cell office:value-type="string" calcext:value-type="string">
            <text:p>ÉRASE UNA VEZ UN SAPO…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CÓMO ME CHIFLA EL CAMPO CAMPEST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213</text:p>
          </table:table-cell>
          <table:table-cell office:value-type="string" calcext:value-type="string">
            <text:p>MAÑANITA JUGUET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ÓMO ME GUSTA HACER EJERCICIO CAMPEST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214</text:p>
          </table:table-cell>
          <table:table-cell office:value-type="string" calcext:value-type="string">
            <text:p>UN PASEO CON HERRADU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ENCUENTRO MI TRÉBOL DE CUATRO HOJAS, PARA QUE ME DE SUER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215</text:p>
          </table:table-cell>
          <table:table-cell office:value-type="string" calcext:value-type="string">
            <text:p>AVENTURA EN INGLÉ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1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É BIEN SE ESTÁ EN EL CAMPO, ¿VERDAD? - ¡A MI ME LO VAS A DECIR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CLARO, SIEMPRE SIN NADA QUE HACER..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AH…! ¡AL FIN LLEGÓ LA HORA DE LEER EL PERIÓDIC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YA HE TERMINADO DE ARREGLAR LA CASA. ¡ESTOY HECHA POLV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223</text:p>
          </table:table-cell>
          <table:table-cell office:value-type="string" calcext:value-type="string">
            <text:p>AL PIÉ DE LA LET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ESA TAIMADA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224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225</text:p>
          </table:table-cell>
          <table:table-cell office:value-type="string" calcext:value-type="string">
            <text:p>DUD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O CREO QUE NO SE PUED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226</text:p>
          </table:table-cell>
          <table:table-cell office:value-type="string" calcext:value-type="string">
            <text:p>LA MARIPO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E DÍA HACE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22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228</text:p>
          </table:table-cell>
          <table:table-cell office:value-type="string" calcext:value-type="string">
            <text:p>ANGUST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! ¡YA ESTÁS AQUÍ, COMO SIEMPRE QUE VENG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L CAMPO! ¡ME FASCIN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3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3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2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 DECIDIDO! HOY ES MI GRAN DÍ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FABULOSA VIDA TRABAJAR EN NADA! ¡ESO ES VI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GO MÁS QUE DARME PORRAZOS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2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ONGO QUE, COMO SIEMPRE, MI HERMANITA NO HABRÁ LIMPIADO LA CAS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VER SI TERMINAS DE UNA VEZ DE FREGAR LOS PLATOS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A, YA V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IGO EL CANTAR DE UN PAJARITO MECÁNICO! ¡OH! ¡QUIERO VERL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247</text:p>
          </table:table-cell>
          <table:table-cell office:value-type="string" calcext:value-type="string">
            <text:p>SORPRESA FI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O DÍA MÁS Y NADA DE NA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4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4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25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25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25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25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254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55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5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5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ENCUENTRO PIÑAS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2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DA VEZ ME GUSTA MÁS EL CAMPO! - ¡HAY QUÉ VER LO QUE DESARROLLA EL EJERCICI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2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EL TIEMPO QUE HACE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261</text:p>
          </table:table-cell>
          <table:table-cell office:value-type="string" calcext:value-type="string">
            <text:p>LA FLORECILL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TÁ EL CAMPO LLENO DE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2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OY EN CASIT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2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SE ESTÁ EN CASA LEY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LO CONTARÉ A ROSI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2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2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DONA SI TE MOLESTO, PERO TIENES QUE IR A UN RECAD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267</text:p>
          </table:table-cell>
          <table:table-cell office:value-type="string" calcext:value-type="string">
            <text:p>UN ECO REMOLÓ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QUÉ ROBUSTO DÍA DE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2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MOS A VER QUÉ DICE EL “DAYLY QUE DAYLY”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26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27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27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27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2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A VEZ LA CASA HECHA UN ASC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2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2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2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2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¡AH! – HARÉ UN POCO DE LIMPIEZA PARA DISTRAERME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2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: ¿NOS VAMOS AL CAMPO UN RATITO, QUE ESO ES SANO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2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CIUDAD. ¡HACE UN DÍA ESTUP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2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2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2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DDT3 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QUÉ HACEN AQUÍ ESTOS TRES BIRRIOSOS QUESOS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2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HE ENCONTRADO UN TRABAJO QUE ME GUS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OCURRE CADA COSA MÁS RARA POR EL MUNDO ESE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QUÉ HACER PARA PASAR EL RA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! – YA ESTOY HARTA DE SER SU ESCLAV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LO QUE HE COMPRADO.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QUÉ SUFRIMIENTO TAN HORRIBLE! ¡NO PUEDO MÁ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! – SEGURAMENTE DEBE SER PORQUE LUCE EL SOL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A! ¡HOGAR, DULCE HOGA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MOSCAS HACIÉNDO CIRCULOS) - ¡QUÉ BIEN SE ESTÁ SIN HACER NADA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NO SÉ SI SOY YO, O SOY MI HERMANA. ¡QUÉ TERRIBLE PROBLEM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...Y VATICINAMOS PARA HOY UN DÍA PRIMAVERAL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AL SE LEE EN ESTA HABITACIÓN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3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3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 – ME GUSTA POR SUS <text:s/>ANIMALITOS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A ROSITA - ¡ROSI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, PUES NO HAY NADIE EN CASA! ¿SE PUEDE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- ¡CARAMBA, QUÉ GRITOS! ¡YA VOY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3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3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ES EL AMOOOOR…. ¡VIVA EL AMO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31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3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3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325</text:p>
          </table:table-cell>
          <table:table-cell office:value-type="string" calcext:value-type="string">
            <text:p>EL LISTÍ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32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3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3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ANSARÉ UN RATO Y APROVECHARÉ PARA LEER ESTE LIBRO TAN INTERESANT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 ESTA REVISTA, PARECE INTERESANT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ABO DE COMPRARME EL “PULGARCITO”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3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TOQUECITO MÁS Y LISTA! Y AHORA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SI PEUDE SABERSE, RIC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IING! - ¿QUIÉN LLAMARÁ… 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ESA HERMANA MÍA? - ¡QUÉ GUSTO DA NO HACER NAD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3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PASARME ESTO A MI! ¡A LA NENA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3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 – SE VENDE LAVADOR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3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HAMBRE TENG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 - ¡HERMENEGILDAAAA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GUSTO SE ESTÁ EN CASIT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 LAS FACTURAS DE ESTE ME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A PATA! MIRA QUE IR A NAUFRAGAR.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3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3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! ¡YUPIIII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3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3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3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BRECILLO, DEBE DE TENER HAMBR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ACABÉ LA LIMPIEZA! Y AHORA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ÁN LLAMANDO – VOY A VER QUIÉN ES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3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LO ESTOY PASANDO EN CASA…! - ¡QUÉ BIEN LO HE PASADO EN EL TEATRO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TRABAJADOR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3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 QUE NO LA OIG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DDT3 3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, A RESPIRAR EL AIRE, QUE ES PURO Y SANO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38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3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DDT3 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NOVEDAD! ¡NO TE PIERDAS…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MAR! ¡QUÉ PEZ MÁS MON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3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POCO EL PERIÓDICO…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3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DAR UN PASEO LARGO, MUY LARG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¿QUIERE ADQUIRIR UYN BUEN TERRENO, POR UN PRECIO DE VERDADERA GANG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DDT3 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, LEO, ME VOY A ACAZAR PATABUS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CERTARON!… ¡ME VOY A DAR MI CONSABIDO PASEITO POR EL CAMP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YA ES HORA DE QUE VAYA AL BANC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VOY, VOY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GRAN CONCURSO DE BELLEZA FEMENIN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DDT3 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BRAZANDO UN ÁRBOL) - ¡QUÉ BARBARIDAD! ¡ESTOY CANSADISIM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DDT3 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PARECE QUE NO HA OÍDO BIEN MI DULCE VOZ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O! ¡CÓMO ESTÁ ESTO DE MOSQUITOS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4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42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CLARO, SIEMPRE SIN NADA QUE HACER…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FRONDOSO CAMP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 DECIDIDO! HOY ES MI GRAN DÍ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436</text:p>
          </table:table-cell>
          <table:table-cell office:value-type="string" calcext:value-type="string">
            <text:p>SUSPEN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HAS VISTO QUÉ HERMOSA MAÑANA HACE HOY, LEOVIGILD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38</text:p>
          </table:table-cell>
          <table:table-cell office:value-type="string" calcext:value-type="string">
            <text:p>PURA LÓ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YA ME HE LEÍDO EL PERIÓDICO DE CABO A RAB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439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41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442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FABULOSA VIDA TRABAJAR EN NADA! ¡ESO ES VI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DDT3 44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4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448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4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5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5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52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 VOY A GASTAR UNA INOCENTADA A MI HERMANA. NOS VAMOS A REIR COMO LOCAS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A, YA V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45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6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46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ESTÁ HOY MI “GENOVEVA”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DT3 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F! ¡VENGO HECHA PURÉ! QUÉ SED TENGO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AÑANA HACE! ¡QUÉ MAÑAN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DT3 470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, MIENTRAS MI HERMANA ESTÁ FUERA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BELLO CAMPO! - ¡TAN BONITO…! - ¡TAN CAMP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UESTO A QUE MI HERMANA ESTÁ LEYEND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ME HA DEJADO SOLA MI HERMANA. ¡QUÉ RABI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477</text:p>
          </table:table-cell>
          <table:table-cell office:value-type="string" calcext:value-type="string">
            <text:p>ANGUST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! ¡YA ESTÁS AQUÍ, COMO SIEMPRE QUE VENG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DDT3 478</text:p>
          </table:table-cell>
          <table:table-cell office:value-type="string" calcext:value-type="string">
            <text:p>LAS BOLIT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ESA TAIMADA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DT3 479</text:p>
          </table:table-cell>
          <table:table-cell office:value-type="string" calcext:value-type="string">
            <text:p>DUD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O CREO QUE NO SE PUED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482</text:p>
          </table:table-cell>
          <table:table-cell office:value-type="string" calcext:value-type="string">
            <text:p>LA FLORECILL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TÁ EL CAMPO LLENO DE CAMP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DT3 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4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4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4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IP! ¡BIP! - ¡JO, JO! INVADIRÉ EL “PULGARCITO” YO SOLO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HE ENCONTRADO UN TRABAJO QUE ME GUS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4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SE LO DIRÉ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4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4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DT3 4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4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4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OCURRE CADA COSA MÁS RARA POR EL MUNDO ESE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DDT3 4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4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MOSCAS HACIÉNDO CIRCULOS) - ¡QUÉ BIEN SE ESTÁ SIN HACER NADA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4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NO SÉ SI SOY YO, O SOY MI HERMANA. ¡QUÉ TERRIBLE PROBLEM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5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DDT3 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QUÉ SUFRIMIENTO TAN HORRIBLE! ¡NO PUEDO MÁ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DT3 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DT3 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DDT3 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ES EL AMOOOOR… ¡VIVA EL AM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507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DDT3 508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IVA! ¡AL FIN, AL FIN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509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DT3 510</text:p>
          </table:table-cell>
          <table:table-cell office:value-type="string" calcext:value-type="string">
            <text:p>AVENTURA EN INGLÉ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PUES TENGO QUE AVERIGUARL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511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table:style-name="ce19" office:value-type="string" calcext:value-type="string">
            <text:p>DDT3 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table:style-name="ce19" office:value-type="string" calcext:value-type="string">
            <text:p>DDT3 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513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ES SE LO CONSULTARÉ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DDT3 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DT3 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IDADO CON EL ABISMO – ESO ESTÁ MUY BIEN…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DT3 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COJO PIÑAS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DDT3 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CÚ, CÚ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LEO, ME VOY A DAR UNA VUELTA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DT3 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QUE CACHIVACHE HE COMPRADO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DT3 525</text:p>
          </table:table-cell>
          <table:table-cell office:value-type="string" calcext:value-type="string">
            <text:p>MAÑANITA JUGUET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ÓMO ME GUSTA HACER EJERCICIO CAMPESTR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DDT3 526</text:p>
          </table:table-cell>
          <table:table-cell table:style-name="ce21" office:value-type="string" calcext:value-type="string">
            <text:p>NO LLEVA HISTORIETA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1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DT3 527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– ME VOY PARA CAS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FUE ESE HORRIBLE GRIT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DDT3 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A CARTELERA DE ESPECTÁCUL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DT3 5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table:style-name="ce19" office:value-type="string" calcext:value-type="string">
            <text:p>DDT3 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table:style-name="ce19" office:value-type="string" calcext:value-type="string">
            <text:p>DDT3 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TOQUECITO MÁS Y LISTA! Y AHOR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DT3 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DT3 534</text:p>
          </table:table-cell>
          <table:table-cell office:value-type="string" calcext:value-type="string">
            <text:p>EL LISTÍ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ACABÉ LA LIMPIEZA! Y AHOR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DT3 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¿NO HAY NADIE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table:style-name="ce19" office:value-type="string" calcext:value-type="string">
            <text:p>DDT3 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table:style-name="ce19" office:value-type="string" calcext:value-type="string">
            <text:p>DDT3 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DDT3 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table:style-name="ce19" office:value-type="string" calcext:value-type="string">
            <text:p>DDT3 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table:style-name="ce19" office:value-type="string" calcext:value-type="string">
            <text:p>DDT3 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DT3 541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– ÉSTA VEZ ESTABA AQUÍ YA. ¿QUÉ PAS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DT3 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Y! QUÉ NOTICIA TAN ESTUPENDA VIENE AQUÍ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DDT3 5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table:style-name="ce19" office:value-type="string" calcext:value-type="string">
            <text:p>DDT3 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VUELVO MÁS A ESA REUNIÓN DE AMIGAS! ¡BRRR! ¡MIRA QUE DECIRME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table:style-name="ce19" office:value-type="string" calcext:value-type="string">
            <text:p>DDT3 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NTORRONA DE CAPIROTE… ¿A DÓNDE IRÁ AHOR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DT3 545</text:p>
          </table:table-cell>
          <table:table-cell office:value-type="string" calcext:value-type="string">
            <text:p>UN PASEO CON HERRADU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UY! ¡QUÉ DULCE CASCABELEO OIG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DDT3 5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DT3 5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DT3 5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HOY TENGO MÁS SUERT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table:style-name="ce19" office:value-type="string" calcext:value-type="string">
            <text:p>DDT3 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table:style-name="ce19" office:value-type="string" calcext:value-type="string">
            <text:p>DDT3 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LLEGAR A CAS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DT3 5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E LO QUE TENGO… ¡NO PUEDO MÁS!</text:p>
          </table:table-cell>
        </table:table-row>
        <table:table-row table:style-name="ro1" table:number-rows-repeated="10480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1:Hoja1.H55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22:12:16.6131963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1:14:39.105169481</meta:creation-date>
    <meta:generator>LibreOffice/25.2.4.3$Linux_X86_64 LibreOffice_project/33e196637044ead23f5c3226cde09b47731f7e27</meta:generator>
    <dc:date>2026-02-20T22:12:30.618571141</dc:date>
    <meta:editing-duration>PT4H18M5S</meta:editing-duration>
    <meta:editing-cycles>17</meta:editing-cycles>
    <meta:document-statistic meta:table-count="1" meta:cell-count="4463" meta:object-count="0"/>
  </office:meta>
</office:document-meta>
</file>